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Regular" style:font-family-generic="modern" style:font-pitch="fixed"/>
    <style:font-face style:name="NSimSun" svg:font-family="NSimSun" style:font-family-generic="modern" style:font-pitch="fixed"/>
    <style:font-face style:name="Cardinal" svg:font-family="Cardinal" style:font-pitch="variable"/>
    <style:font-face style:name="Linux Libertine1" svg:font-family="'Linux Libertine'" style:font-pitch="variable"/>
    <style:font-face style:name="Linux Libertine" svg:font-family="'Linux Libertine'" style:font-adornments="Regular" style:font-pitch="variable"/>
    <style:font-face style:name="Linux Libertine Mono" svg:font-family="'Linux Libertine Mono'" style:font-adornments="Mono" style:font-pitch="variable"/>
    <style:font-face style:name="Quivira1" svg:font-family="Quivira" style:font-adornments="Bold" style:font-family-generic="roman" style:font-pitch="variable"/>
    <style:font-face style:name="Quivira" svg:font-family="Quivira" style:font-adornments="Regular"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start"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fo:font-weight="bold" style:font-weight-asian="bold" style:font-weight-complex="bold"/>
    </style:style>
    <style:style style:name="P4" style:family="paragraph" style:parent-style-name="Text_20_body">
      <style:paragraph-properties fo:text-align="justify" style:justify-single-word="false"/>
      <style:text-properties fo:font-weight="normal" style:font-weight-asian="normal" style:font-weight-complex="normal"/>
    </style:style>
    <style:style style:name="P5" style:family="paragraph" style:parent-style-name="Text_20_body">
      <style:text-properties fo:font-size="11pt" fo:font-weight="normal" style:font-size-asian="11pt" style:font-weight-asian="normal" style:font-size-complex="11pt" style:font-weight-complex="normal"/>
    </style:style>
    <style:style style:name="P6" style:family="paragraph" style:parent-style-name="Text_20_body">
      <style:text-properties fo:font-size="11pt" fo:font-weight="normal" style:font-size-asian="9.60000038146973pt" style:font-weight-asian="normal" style:font-size-complex="11pt" style:font-weight-complex="normal"/>
    </style:style>
    <style:style style:name="P7" style:family="paragraph" style:parent-style-name="Text_20_body">
      <style:text-properties fo:font-size="12pt" fo:font-weight="normal" style:font-size-asian="10.5pt" style:font-weight-asian="normal" style:font-size-complex="12pt" style:font-weight-complex="normal"/>
    </style:style>
    <style:style style:name="P8" style:family="paragraph" style:parent-style-name="Heading_20_1">
      <style:text-properties fo:font-size="22pt" style:font-size-asian="22pt" style:font-size-complex="22pt"/>
    </style:style>
    <style:style style:name="P9" style:family="paragraph" style:parent-style-name="Standard">
      <style:text-properties fo:font-weight="normal" style:font-weight-asian="normal" style:font-weight-complex="normal"/>
    </style:style>
    <style:style style:name="P10" style:family="paragraph" style:parent-style-name="Text_20_body">
      <style:text-properties fo:font-size="12pt" fo:font-weight="normal" style:font-size-asian="10.5pt" style:font-weight-asian="normal" style:font-size-complex="12pt" style:font-weight-complex="normal"/>
    </style:style>
    <style:style style:name="T1" style:family="text">
      <style:text-properties style:font-name="Linux Libertine1"/>
    </style:style>
    <style:style style:name="T2" style:family="text">
      <style:text-properties style:font-name="Cardin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fr1" style:family="graphic" style:parent-style-name="Frame">
      <style:graphic-properties style:vertical-pos="from-top" style:vertical-rel="page" style:horizontal-pos="from-left" style:horizontal-rel="paragraph"/>
    </style:style>
    <style:style style:name="fr2" style:family="graphic" style:parent-style-name="Frame">
      <style:graphic-properties style:vertical-pos="from-top" style:vertical-rel="paragraph" style:horizontal-pos="from-left" style:horizontal-rel="paragraph" fo:padding="0in" fo:border="none" style:shadow="none"/>
    </style:style>
    <style:style style:name="fr3" style:family="graphic" style:parent-style-name="Frame">
      <style:graphic-properties style:vertical-pos="top" style:vertical-rel="page-content" style:horizontal-pos="center" style:horizontal-rel="page"/>
    </style:style>
    <style:style style:name="fr4" style:family="graphic" style:parent-style-name="Frame">
      <style:graphic-properties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4" text:anchor-type="page" text:anchor-page-number="4" svg:x="0.7571in" svg:y="1.3209in" svg:width="7.1819in" draw:z-index="3">
        <draw:text-box fo:min-height="0.4516in">
          <text:h text:style-name="Heading_20_1" text:outline-level="1">WBTV 4: Channel Description Format</text:h>
        </draw:text-box>
      </draw:frame>
      <text:h text:style-name="Heading_20_1" text:outline-level="1"><draw:frame draw:style-name="fr2" draw:name="Frame1" text:anchor-type="paragraph" svg:x="0.0902in" svg:y="-0.0098in" svg:width="6.8445in" draw:z-index="0"><draw:text-box fo:min-height="0.5429in"><text:h text:style-name="P8" text:outline-level="1">WBTV 1 : Publish-Subscribe for Embedded Devices</text:h></draw:text-box></draw:frame></text:h>
      <text:h text:style-name="Heading_20_2" text:outline-level="2">Introduction</text:h>
      <text:p text:style-name="P2">This page presents a simple protocol for realizing publish-subscribe messaging in small low cost embedded devices using ordinary UART(8-n-1) over any wired-AND physical layer.</text:p>
      <text:p text:style-name="P2">The protocol can be implemented in about 3K of memory+ 70 bytes of RAM.</text:p>
      <text:p text:style-name="P2">The protocol has no special dependence on timing of byte arrivals and does not rely on timeouts to detect a node that has failed during transmission. </text:p>
      <text:p text:style-name="P3">Where legally possible, I place this document and protocol into the Public Domain. Elsewhere I release this work under the Creative Commons Zero License.</text:p>
      <text:h text:style-name="Heading_20_2" text:outline-level="2">Semantics</text:h>
      <text:p text:style-name="P2">Each message can be thought of as pushing a “message” made of “segments” to a “channel”. Both the message segments and the name of the channel are arbitrary 8 bit strings. </text:p>
      <text:p text:style-name="P2">All channels with &lt;6 byte names are reserved for future standardization. </text:p>
      <text:p text:style-name="P2">To avoid conflicts, channel names should be based on URLs or UUIDs or some other unique string, but can simply be chosen arbitrarily when global compatibility is not required.</text:p>
      <text:p text:style-name="P2">Channels can be thought of as inputs or outputs or both of the node that “owns” the channel. </text:p>
      <text:p text:style-name="P2">Devices can use a common prefix for all their owned channels but are not required to.</text:p>
      <text:h text:style-name="Heading_20_2" text:outline-level="2">Message Structure</text:h>
      <text:p text:style-name="P2">Every message begins with an exclamation point, followed by the N byte channel name, then a tilde as a separator , then the data, then a 2 byte checksum, then a closing newline(ASCII 10). <text:s/>All data should always be little-endian.</text:p>
      <text:p text:style-name="P2">Should the message contain multiple segments, separate them with un-escaped tildes.</text:p>
      <text:h text:style-name="Heading_20_2" text:outline-level="2">Escaping</text:h>
      <text:p text:style-name="P2">Should a control symbol(!, ~, or \n) need to appear in data or <text:s/>channel name, the backslash is used to escape it. The character following a <text:s/>non-escaped backslash(even another backslash) is processed as a literal character.</text:p>
      <text:h text:style-name="Heading_20_2" text:outline-level="2">Checksum</text:h>
      <text:p text:style-name="P2">The checksum is a fletcher-256 sum, as defined by the following function :</text:p>
      <text:p text:style-name="Preformatted_20_Text">set fast and slow to zero</text:p>
      <text:p text:style-name="Preformatted_20_Text">then for each byte to be hashed:</text:p>
      <text:p text:style-name="Preformatted_20_Text"><text:tab/>increment slow by the byte mod 256</text:p>
      <text:p text:style-name="Preformatted_20_Text"><text:tab/>increment fast by slow mod 256</text:p>
      <text:p text:style-name="P9"/>
      <text:p text:style-name="P9">Calculated over all the bytes of the raw channel, the tilde, and the raw message, but not including the escapes or any other control characters except for the tilde. The checksum is appended to the message slow byte first, making the full message structure:</text:p>
      <text:p text:style-name="Standard"><text:span text:style-name="T3">!</text:span><text:span text:style-name="T4">&lt;channel&gt;</text:span><text:span text:style-name="T3">~</text:span><text:span text:style-name="T4">&lt;message&gt;&lt;fast&gt;&lt;slow&gt;</text:span><text:span text:style-name="T3">\n</text:span></text:p>
      <text:h text:style-name="Heading_20_2" text:outline-level="2">CSMA</text:h>
      <text:p text:style-name="P2">To remove the need for a bus master, we use the wired-OR Physical Layer and CSMA/CD. Before sending a message, a device must pick a random length of time, and wait until the bus has been free for that time.</text:p>
      <text:p text:style-name="P2">Devices must also listen while transmitting, and, if they detect a collision(via the wired-or), immediately cease, wait another random period(preferably 2x the initial period) and retry.</text:p>
      <text:h text:style-name="Heading_20_2" text:outline-level="2"><draw:frame draw:style-name="fr3" draw:name="Frame2" text:anchor-type="paragraph" svg:width="7.0937in" draw:z-index="1"><draw:text-box fo:min-height="0.7327in"><text:h text:style-name="Heading_20_1" text:outline-level="1">WBTV 2: Device Discovery and ID Mechanisms</text:h></draw:text-box></draw:frame><text:soft-page-break/>Introduction</text:h>
      <text:p text:style-name="P4">Often it becomes neccesary to uniquely identify a device, and to enumerate devices on the bus. This document establishes rules for device IDs for WBTV devices.</text:p>
      <text:p text:style-name="P3">Where legally possible, I place this document and protocol into the Public Domain. Elsewhere I release this work under the Creative Commons Zero License</text:p>
      <text:h text:style-name="Heading_20_2" text:outline-level="2">The Device UUID</text:h>
      <text:p text:style-name="Text_20_body">Every device should, but is not required to, have a 16 byte UUID, which may conform to an official UUID standard of may simply be a random string. A devices UUID should never change, and no two devices should ever have the same UUID.</text:p>
      <text:h text:style-name="Heading_20_2" text:outline-level="2">Friendly Name</text:h>
      <text:p text:style-name="Text_20_body">Devices should, but are not required to, be able to accept a user-assigned friendly name. The method of assigning a name should be to send a single packet to channel NAME containing the target device ID followed by the name, then the end of packet.</text:p>
      <text:p text:style-name="Text_20_body">Names may not be longer than 24 characters, and may contain any arbitrary byte string. If a non-ASCII character is found in a name, it should be interpreted as UTF8.</text:p>
      <text:p text:style-name="Text_20_body">Devices should announce their names at power-up or on connection, by sending their device UUID followed by their name to the MYNAME channel.</text:p>
      <text:h text:style-name="Heading_20_2" text:outline-level="2">The STATUS channel</text:h>
      <text:p text:style-name="Text_20_body">The channel STATUS is reserved for devices to post short status updates. All messages must be composed of the sender's UUID followed by a UTF8 status update.</text:p>
      <text:p text:style-name="Text_20_body">The status should consist of the word normal, error, or warning, followed by a colon and the status.</text:p>
      <text:h text:style-name="Heading_20_2" text:outline-level="2">The INFO channel</text:h>
      <text:p text:style-name="Text_20_body">This channel is used by devices to transmit information about themselves to the network.</text:p>
      <text:p text:style-name="Text_20_body">Messages must be composed of the device's UUID followed by a newline and then a free-form utf8 description, wherin every line that includes a colon will be considered a key-value pair(as in “version: 1”)</text:p>
      <text:p text:style-name="Text_20_body">Devices should at minimum use the key-val syntax to provide manufacturer and model.</text:p>
      <text:h text:style-name="Heading_20_2" text:outline-level="2">The SCAN channel</text:h>
      <text:p text:style-name="Text_20_body">Posting an empty message to the SCAN channel allows one to scan the network for devices. All devices receiving a blank message on this channel should send any information they may have about themselves and channels they own to the network, such as their friendly name, etc. </text:p>
      <text:p text:style-name="Text_20_body">Devices should NOT immediately send their info, <text:s text:c="4"/>but should wait a random time between 0 seconds and several tens of seconds, and should use a higher than usual backoff period and a lower priority.</text:p>
      <text:p text:style-name="Text_20_body">Devices may also ignore SCAN and instead provide a discover button, the pressing of which causes information to be transmitted.</text:p>
      <text:h text:style-name="Heading_20_2" text:outline-level="2"><draw:frame draw:style-name="fr4" draw:name="Frame3" text:anchor-type="paragraph" svg:x="-0.1445in" svg:y="0.0063in" svg:width="7.5134in" draw:z-index="2"><draw:text-box fo:min-height="0.802in"><text:h text:style-name="Heading_20_1" text:outline-level="1">WBTV 3: Time Synchronization Protocol</text:h></draw:text-box></draw:frame><text:soft-page-break/>Introduction</text:h>
      <text:p text:style-name="Text_20_body">Often there is a need to provide accurate time synchronization to many devices. This document defines a reserved channel for that purpose.</text:p>
      <text:p text:style-name="P3">Where legally possible, I place this document and protocol into the Public Domain. Elsewhere I release this work under the Creative Commons Zero License.</text:p>
      <text:h text:style-name="Heading_20_2" text:outline-level="2">TIME</text:h>
      <text:p text:style-name="Text_20_body">The time channel is reserved for broadcasting messages that represent the current time, as of the leading edge of the start bit of the initial ! In the message. Messages must be timestamps conforming to the following format.</text:p>
      <text:h text:style-name="Heading_20_2" text:outline-level="2"><text:s/>Time Stamp Format</text:h>
      <text:p text:style-name="Text_20_body">A time stamp contains the following fields, concatenated together, plus any optional fields which may be added.</text:p>
      <text:h text:style-name="Heading_20_3" text:outline-level="3">UNIX Time Stamp</text:h>
      <text:p text:style-name="Text_20_body">This must be a 64-bit signed integer representing the number of seconds elapsed since 00:00 1 January 1970, excluding leap seconds. This is identical to the 64 bit UNIX time number.</text:p>
      <text:p text:style-name="Text_20_body">This gives enough precision for all of recorded history until millions of years from now.</text:p>
      <text:h text:style-name="Heading_20_3" text:outline-level="3">Fractional Part</text:h>
      <text:p text:style-name="Text_20_body">This is a 32 bit unsigned integer representing the <text:s text:c="2"/>fractional part of the current time multiplied by 2**32. Where the fractional part is unknown, 2**16 should be sent to minimize average error.</text:p>
      <text:p text:style-name="Text_20_body"/>
      <text:p text:style-name="Standard"/>
      <text:h text:style-name="Heading_20_3" text:outline-level="3">Accuracy Estimate(optional)</text:h>
      <text:p text:style-name="Text_20_body">This is an estimate of the accuracy, given as a 8 bit signed integer E followed by am 8 bit unsigned integer M, where the maximum error in seconds is M*(2^E)</text:p>
      <text:h text:style-name="Heading_20_2" text:outline-level="2">Exact Timing</text:h>
      <text:p text:style-name="Text_20_body">The time data sent on TIME should apply to the exact moment of the leading edge of the first byte of the message. With suitable hardware and software sub-millisecond accuracy should be achievable.</text:p>
      <text:h text:style-name="Heading_20_2" text:outline-level="2">Device Behavior</text:h>
      <text:p text:style-name="Text_20_body">Devices should avoid sending time messages during leap seconds, as the time number is ambiguous. Devices should be able to be configured to send time data rather frequently, on the order of up to every several seconds, to account for devices without accurate clocks.</text:p>
      <text:p text:style-name="Text_20_body"/>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
      <text:p text:style-name="Standard"/>
      <text:h text:style-name="Heading_20_2" text:outline-level="2">Introduction</text:h>
      <text:p text:style-name="Text_20_body">This document defines a text format by which the purpose of a channel may be described</text:p>
      <text:p text:style-name="P3">Where legally possible, I place this document and protocol into the Public Domain. Elsewhere I release this work under the Creative Commons Zero License.</text:p>
      <text:h text:style-name="Heading_20_2" text:outline-level="2">Tuple Description Syntax</text:h>
      <text:p text:style-name="Text_20_body">The syntax imagines messages as tuples composed of concatenated fields.</text:p>
      <text:p text:style-name="Text_20_body">Here [] denotes something that may be repeated 0 or more times, and () is literal.</text:p>
      <text:p text:style-name="P5">[keyword] name ([type name [keyword[option]])</text:p>
      <text:p text:style-name="P7">Example:</text:p>
      <text:p text:style-name="P6">output Voltage (uint16 CH1mV in mV max 5000)</text:p>
      <text:p text:style-name="P7">This tells us that the tuples sent over the channel are called Voltage, and have one field called CH1mV(presumably millivolts measured on channel 1)</text:p>
      <text:p text:style-name="P7">This field is a 16 bit unsigned integer, that may range from 0 to 5000, and the unit is mV, presumably meaning millivolts.</text:p>
      <text:p text:style-name="P7">The keyword output also tells us that whatever devices owns this channel uses it as an output, I.E. it broadcasts on the channel.</text:p>
      <text:p text:style-name="P7">Another, simpler example is:</text:p>
      <text:p text:style-name="P6">intput brightness (uint8 level)</text:p>
      <text:p text:style-name="P7">Which tells us that the device is listening for tuples called brightness that have one field called level that is a 8 bit unsigned integer.</text:p>
      <text:p text:style-name="P7"/>
      <text:p text:style-name="P7"/>
      <text:p text:style-name="Text_20_body"/>
      <text:p text:style-name="Text_20_body"/>
      <text:h text:style-name="Heading_20_3" text:outline-level="3">Keywords</text:h>
      <text:h text:style-name="Heading_20_4" text:outline-level="4">Applying to Tuples As a Whole</text:h>
      <text:p text:style-name="Text_20_body">Input: The device listens on this tuple</text:p>
      <text:p text:style-name="Text_20_body">Output: The device transmits on this tuple</text:p>
      <text:h text:style-name="Heading_20_4" text:outline-level="4">Applying to fields</text:h>
      <text:p text:style-name="Text_20_body">min &lt;x&gt; : Applies to numeric fields or fields that are arrays of numbers. Indicates the minimum value that may be taken by the field of by any array element of the field is &lt;x&gt;. &lt;x&gt; is the inclusive minimum</text:p>
      <text:p text:style-name="Text_20_body">max &lt;x&gt;: same as min. Assigns an inclusive maximum.</text:p>
      <text:p text:style-name="Text_20_body">enum &lt;x&gt; : where &lt;x&gt; is a word with letters, numbers, and underscores, specifies that a numeric or numeric array field is an enumeration type or an array of enumerations, and that value 0 carries the meaning of &lt;x&gt;</text:p>
      <text:p text:style-name="Text_20_body"><text:soft-page-break/>or &lt;x&gt;: Adds one additional possible enumeration meaning</text:p>
      <text:p text:style-name="Standard"/>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Data Types</text:h>
      <text:p text:style-name="Text_20_body">The valid data types are:</text:p>
      <text:p text:style-name="Text_20_body">uintX: unsigned integer X <text:s/>bits wide</text:p>
      <text:p text:style-name="Text_20_body">intX: signed integer X bits wide</text:p>
      <text:p text:style-name="Text_20_body">floatX: IEEE float X bits wide</text:p>
      <text:p text:style-name="Text_20_body">byte: An octet not intended as a numeric value</text:p>
      <text:p text:style-name="Text_20_body">utf8: An octet intended as a byte of Unicode</text:p>
      <text:p text:style-name="Text_20_body">nstring: Null terminated utf8 string</text:p>
      <text:p text:style-name="Text_20_body">blob: string of bytes prefixed by length</text:p>
      <text:p text:style-name="Text_20_body">&lt;type&gt;[X]: An X element array of &lt;type&gt;</text:p>
      <text:p text:style-name="Text_20_body">&lt;type&gt;[X:Y]: A variable array of X to Y items</text:p>
      <text:p text:style-name="Text_20_body">&lt;type&gt;[l]: An array of &lt;type&gt; prefixed by a length byte</text:p>
      <text:h text:style-name="Heading_20_2" text:outline-level="2">Sub-Tuples</text:h>
      <text:p text:style-name="Text_20_body">A set of fields enclosed in parenthesis as in:</text:p>
      <text:p text:style-name="Text_20_body">(uint64 time, uint16 value)</text:p>
      <text:p text:style-name="Text_20_body">is considered a valid basic type and one may be included as an array element.</text:p>
      <text:h text:style-name="Heading_20_2" text:outline-level="2">The CINFO Channel</text:h>
      <text:p text:style-name="Text_20_body">The CINFO channel is reserved for broadcasts giving information about a channel. A CINFO message begins with the owning device's UUID, then a newline, then the channel name being told about(as a binary string with one leading length byte)</text:p>
      <text:p text:style-name="Text_20_body">The first line after that is the aforementioned tuple description string, and after that is any number of lines of freeform description.</text:p>
      <text:p text:style-name="Text_20_body">If any line of freeform description begins with the name of a tuple field and then a colon, the rest of the line is a description of that field specifically.</text:p>
      <text:p text:style-name="Text_20_body">name[i] may be used to refer to “any element of name”, and name[1] may be used to refer to “element 1 of name”. name.name2 syntax can be used to refer to sub-tuple elements.</text:p>
      <text:h text:style-name="Heading_20_2" text:outline-level="2">CINFO Example</text:h>
      <text:p text:style-name="Text_20_body"/>
      <text:h text:style-name="Code" text:outline-level="2">12457890ABCDF</text:h>
      <text:h text:style-name="Code" text:outline-level="2">\x07EXAMPLE</text:h>
      <text:h text:style-name="Code" text:outline-level="2">output exampletxt(utf8[60] text)</text:h>
      <text:h text:style-name="Code" text:outline-level="2">text: Some random text</text:h>
      <text:h text:style-name="Code" text:outline-level="2">This channel lets device 123456780ABCDF send random text for no reason for an example.</text:h>
      <text:p text:style-name="Standard"/>
      <text:p text:style-name="Standard">Channel EXAMPLE is used for a message called exampletxt which is used for a certain device to send random text. Messages have one field called <text:s/>text which is used for random texts.</text:p>
      <text:p text:style-name="Standard"/>
      <text:p text:style-name="Standard">In user applications, channel EXAMPLE may be listed as 123456790ABCDF/exampletxt, and the device ma be thought of as an object of which exampletxt is a property.</text:p>
      <text:h text:style-name="Heading_20_2" text:outline-level="2">Receiver Behavior</text:h>
      <text:p text:style-name="Text_20_body">When a device receives a CINFO message, it should overwrite any previous information about that channel. </text:p>
      <text:h text:style-name="Heading_20_2" text:outline-level="2"><text:soft-page-break/>Sender Behavior</text:h>
      <text:p text:style-name="Text_20_body">A device should send it's CINFO upon booting up, when it is hot-plugged into the network, when SCANed(upon receiving a blank message on channel SCAN), when it's discover button(if present) is pressed, and anytime that it's CINFO data chan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Regular" style:font-family-generic="modern" style:font-pitch="fixed"/>
    <style:font-face style:name="NSimSun" svg:font-family="NSimSun" style:font-family-generic="modern" style:font-pitch="fixed"/>
    <style:font-face style:name="Cardinal" svg:font-family="Cardinal" style:font-pitch="variable"/>
    <style:font-face style:name="Linux Libertine1" svg:font-family="'Linux Libertine'" style:font-pitch="variable"/>
    <style:font-face style:name="Linux Libertine" svg:font-family="'Linux Libertine'" style:font-adornments="Regular" style:font-pitch="variable"/>
    <style:font-face style:name="Linux Libertine Mono" svg:font-family="'Linux Libertine Mono'" style:font-adornments="Mono" style:font-pitch="variable"/>
    <style:font-face style:name="Quivira1" svg:font-family="Quivira" style:font-adornments="Bold" style:font-family-generic="roman" style:font-pitch="variable"/>
    <style:font-face style:name="Quivira" svg:font-family="Quivira" style:font-adornments="Regular"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text-properties style:font-name="Linux Libertine"/>
    </style:style>
    <style:style style:name="Heading" style:family="paragraph" style:parent-style-name="Standard" style:next-style-name="Text_20_body" style:class="text" style:master-page-name="">
      <style:paragraph-properties fo:margin-top="0.1665in" fo:margin-bottom="0.0835in" fo:text-align="start" style:justify-single-word="false" style:page-number="auto" fo:keep-with-next="always"/>
      <style:text-properties style:font-name="Quivira"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in" fo:margin-bottom="0.0598in" style:page-number="auto" fo:keep-with-next="auto"/>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master-page-name="">
      <style:paragraph-properties fo:margin-top="0.0902in" fo:margin-bottom="0.0799in" fo:text-align="center" style:justify-single-word="false" style:page-number="auto"/>
      <style:text-properties style:font-name="Quivira1" fo:font-size="24pt" fo:font-weight="normal"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0299in" fo:margin-bottom="0.0201in" fo:text-align="center" style:justify-single-word="false"/>
      <style:text-properties style:font-name="Quivira1" fo:font-size="20pt" fo:font-weight="normal"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master-page-name="">
      <style:paragraph-properties fo:margin-top="0.0902in" fo:margin-bottom="0.0402in" style:page-number="auto" fo:background-color="#c0c0c0" fo:padding="0.0201in" fo:border="0.06pt solid #000000" style:shadow="none" style:join-border="false">
        <style:background-image/>
      </style:paragraph-properties>
      <style:text-properties style:font-name="Quivira1" fo:font-size="14pt" fo:font-weight="normal" style:font-name-asian="SimSun" style:font-size-asian="14pt" style:font-weight-asian="bold" style:font-name-complex="Mangal"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background-color="#e6e6e6" fo:padding="0.0201in" fo:border="0.06pt solid #000000" style:shadow="none" style:join-border="false">
        <style:background-image/>
      </style:paragraph-properties>
      <style:text-properties style:font-name="Quivira1" fo:font-size="12pt" fo:font-weight="normal" style:font-name-asian="SimSun" style:font-size-asian="12pt" style:font-weight-asian="bold" style:font-name-complex="Mangal"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Mangal" style:font-size-complex="10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Legal" style:family="paragraph" style:parent-style-name="Standard" style:class="text" style:master-page-name="">
      <style:paragraph-properties fo:text-align="center" style:justify-single-word="false" style:page-number="auto"/>
      <style:text-properties style:font-name="Courier New1" fo:font-size="10pt"/>
    </style:style>
    <style:style style:name="Preformatted_20_Text" style:display-name="Preformatted Text" style:family="paragraph" style:parent-style-name="Standard" style:class="html">
      <style:paragraph-properties fo:margin-top="0in" fo:margin-bottom="0in" fo:padding="0.0201in" fo:border="0.06pt solid #000000" style:shadow="none"/>
      <style:text-properties style:font-name="Courier New" fo:font-size="10pt" style:font-name-asian="NSimSun" style:font-size-asian="10pt" style:font-name-complex="Courier New" style:font-size-complex="10pt"/>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Nontechnical" style:family="paragraph" style:parent-style-name="Text_20_body" style:class="text">
      <style:paragraph-properties fo:margin="100%" fo:margin-left="0in" fo:margin-right="0in" fo:margin-top="0in" fo:margin-bottom="0in" fo:text-align="justify" style:justify-single-word="false" fo:text-indent="0in" style:auto-text-indent="true"/>
    </style:style>
    <style:style style:name="Frame_20_contents" style:display-name="Frame contents" style:family="paragraph" style:parent-style-name="Text_20_body" style:class="extra"/>
    <style:style style:name="User_20_Index_20_3" style:display-name="User Index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de" style:family="paragraph" style:parent-style-name="Heading_20_2" style:next-style-name="Standard" style:class="text" style:master-page-name="">
      <style:paragraph-properties fo:text-align="start" style:justify-single-word="false" style:page-number="auto" fo:background-color="transparent" fo:padding="0.0201in" fo:border="0.06pt solid #000000" style:shadow="none">
        <style:background-image/>
      </style:paragraph-properties>
      <style:text-properties style:font-name="Linux Libertine Mono" fo:font-size="11pt"/>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NSimSun" style:font-name-complex="Courier New"/>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style>
    <style:style style:name="MT1" style:family="text">
      <style:text-properties style:font-name="Linux Libertine1"/>
    </style:style>
    <style:style style:name="MT2" style:family="text">
      <style:text-properties style:font-name="Cardinal"/>
    </style:style>
    <style:page-layout style:name="Mpm1">
      <style:page-layout-properties fo:page-width="8.5in" fo:page-height="11in" style:num-format="1" style:print-orientation="portrait" fo:margin="0.7874in" fo:margin-top="0.7874in" fo:margin-bottom="0.7874in" fo:margin-left="0.7874in" fo:margin-right="0.7874in" style:shadow="none"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style:dynamic-spacing="true"/>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itle>WBTV Version 1 Protocol Specification</text:title></text:span><text:span text:style-name="MT1"> by </text:span><text:span text:style-name="MT1"><text:initial-creator>Daniel Black</text:initial-creator></text:span><text:span text:style-name="MT2"><text:tab/></text:span>Page <text:page-number text:select-page="current">6</text:page-number> of <text:page-count>6</text:page-count></text:p>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30T23:59:55</meta:creation-date>
    <meta:editing-cycles>27</meta:editing-cycles>
    <meta:editing-duration>P1DT16H50M41S</meta:editing-duration>
    <dc:title>WBTV Version 1 Protocol Specification</dc:title>
    <meta:generator>LibreOffice/3.5$Linux_X86_64 LibreOffice_project/350m1$Build-2</meta:generator>
    <meta:initial-creator>Daniel Black</meta:initial-creator>
    <dc:date>2014-02-05T00:42:58</dc:date>
    <dc:creator>Daniel Black</dc:creator>
    <dc:subject>Protocol Spec</dc:subject>
    <meta:document-statistic meta:table-count="0" meta:image-count="0" meta:object-count="0" meta:page-count="6" meta:paragraph-count="127" meta:word-count="1876" meta:character-count="11093" meta:non-whitespace-character-count="9324"/>
    <meta:template xlink:type="simple" xlink:actuate="onRequest" xlink:title="Gazebo Standard Template" xlink:href="../../../../../home/daniel/.config/libreoffice/3/user/template/Gazebo%20Standard%20Template.ott" meta:date="2013-08-30T23:59:54"/>
  </office:meta>
</office:document-meta>
</file>